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1.7937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0.8827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94bd5e" style:text-align-source="fix" style:repeat-content="false" fo:border-left="none" fo:border-right="0.06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94bd5e" style:text-align-source="fix" style:repeat-content="false" fo:border-left="0.06pt solid #000000" fo:border-right="none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5"/>
        <table:table-column table:style-name="co4" table:default-cell-style-name="ce22"/>
        <table:table-column table:style-name="co5" table:default-cell-style-name="ce5"/>
        <table:table-column table:style-name="co6" table:default-cell-style-name="ce22"/>
        <table:table-column table:style-name="co7" table:default-cell-style-name="ce22"/>
        <table:table-column table:style-name="co8" table:default-cell-style-name="ce5"/>
        <table:table-column table:style-name="co9" table:default-cell-style-name="ce22"/>
        <table:table-column table:style-name="co10" table:default-cell-style-name="ce5"/>
        <table:table-column table:style-name="co9" table:default-cell-style-name="ce22"/>
        <table:table-column table:style-name="co11" table:default-cell-style-name="ce5"/>
        <table:table-column table:style-name="co9" table:default-cell-style-name="ce22"/>
        <table:table-column table:style-name="co10" table:default-cell-style-name="ce22"/>
        <table:table-column table:style-name="co10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100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8"/>
          <table:table-cell table:style-name="ce15" office:value-type="string" calcext:value-type="string">
            <text:p>Cucumbers</text:p>
          </table:table-cell>
          <table:table-cell table:style-name="ce8"/>
          <table:table-cell table:style-name="ce1" office:value-type="string" calcext:value-type="string">
            <text:p>Corn</text:p>
          </table:table-cell>
          <table:table-cell table:style-name="ce8"/>
          <table:table-cell table:style-name="ce8" office:value-type="string" calcext:value-type="string">
            <text:p>Sun Gold Tomatoes</text:p>
          </table:table-cell>
          <table:table-cell table:style-name="ce1" office:value-type="string" calcext:value-type="string">
            <text:p>Bush Beefsteak</text:p>
          </table:table-cell>
          <table:table-cell table:style-name="ce8"/>
          <table:table-cell table:style-name="ce28" office:value-type="string" calcext:value-type="string">
            <text:p>Early Girls</text:p>
          </table:table-cell>
          <table:table-cell table:style-name="ce8"/>
          <table:table-cell table:style-name="ce28" office:value-type="string" calcext:value-type="string">
            <text:p>Cherokee Purple</text:p>
          </table:table-cell>
          <table:table-cell table:style-name="ce8"/>
          <table:table-cell table:style-name="ce8" office:value-type="string" calcext:value-type="string">
            <text:p>Apricot (lbs)</text:p>
          </table:table-cell>
          <table:table-cell table:style-name="ce1" office:value-type="string" calcext:value-type="string">
            <text:p>Basil (basket)</text:p>
          </table:table-cell>
          <table:table-cell table:style-name="ce1" office:value-type="string" calcext:value-type="string">
            <text:p>Cilantro</text:p>
          </table:table-cell>
          <table:table-cell table:style-name="ce1" office:value-type="string" calcext:value-type="string">
            <text:p>Parsley</text:p>
          </table:table-cell>
          <table:table-cell table:style-name="ce1"/>
          <table:table-cell table:number-columns-repeated="1006"/>
        </table:table-row>
        <table:table-row table:style-name="ro2">
          <table:table-cell table:style-name="ce2"/>
          <table:table-cell table:style-name="ce9"/>
          <table:table-cell table:style-name="ce16"/>
          <table:table-cell table:style-name="ce20"/>
          <table:table-cell table:style-name="ce2"/>
          <table:table-cell table:style-name="ce20" table:number-columns-repeated="2"/>
          <table:table-cell table:number-columns-repeated="2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3">
          <table:table-cell table:style-name="ce3" office:value-type="date" office:date-value="2014-06-15" calcext:value-type="date">
            <text:p>2014-06-15</text:p>
          </table:table-cell>
          <table:table-cell table:style-name="ce10"/>
          <table:table-cell table:style-name="ce17" office:value-type="float" office:value="3" calcext:value-type="float">
            <text:p>3</text:p>
          </table:table-cell>
          <table:table-cell table:style-name="ce21" office:value-type="float" office:value="2.2" calcext:value-type="float">
            <text:p>2.2</text:p>
          </table:table-cell>
          <table:table-cell table:style-name="ce23"/>
          <table:table-cell table:style-name="ce21" table:number-columns-repeated="2"/>
          <table:table-cell table:style-name="ce23"/>
          <table:table-cell table:style-name="ce21"/>
          <table:table-cell table:style-name="ce30"/>
          <table:table-cell table:style-name="ce21"/>
          <table:table-cell table:style-name="ce30"/>
          <table:table-cell table:style-name="ce21" table:number-columns-repeated="2"/>
          <table:table-cell table:style-name="ce32"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006"/>
        </table:table-row>
        <table:table-row table:style-name="ro4">
          <table:table-cell table:style-name="ce4" office:value-type="date" office:date-value="2014-06-24" calcext:value-type="date">
            <text:p>2014-06-24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3">
          <table:table-cell table:style-name="ce4" office:value-type="date" office:date-value="2014-06-29" calcext:value-type="date">
            <text:p>2014-06-29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table:style-name="ce29"/>
          <table:table-cell/>
          <table:table-cell table:style-name="ce29"/>
          <table:table-cell table:number-columns-repeated="2"/>
          <table:table-cell table:style-name="ce31" office:value-type="float" office:value="1.5" calcext:value-type="float">
            <text:p>1.5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table:number-columns-repeated="1007"/>
        </table:table-row>
        <table:table-row table:style-name="ro3">
          <table:table-cell table:style-name="ce4" office:value-type="date" office:date-value="2014-07-03" calcext:value-type="date">
            <text:p>2014-07-03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7-04" calcext:value-type="date">
            <text:p>2014-07-04</text:p>
          </table:table-cell>
          <table:table-cell/>
          <table:table-cell table:style-name="ce1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7-09" calcext:value-type="date">
            <text:p>2014-07-09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7-13" calcext:value-type="date">
            <text:p>2014-07-13</text:p>
          </table:table-cell>
          <table:table-cell/>
          <table:table-cell table:style-name="ce18"/>
          <table:table-cell table:number-columns-repeated="6"/>
          <table:table-cell table:style-name="ce29"/>
          <table:table-cell/>
          <table:table-cell table:style-name="ce29"/>
          <table:table-cell table:number-columns-repeated="2"/>
          <table:table-cell table:style-name="ce31" office:value-type="float" office:value="1" calcext:value-type="float">
            <text:p>1</text:p>
          </table:table-cell>
          <table:table-cell/>
          <table:table-cell table:style-name="ce31"/>
          <table:table-cell table:number-columns-repeated="1007"/>
        </table:table-row>
        <table:table-row table:style-name="ro5">
          <table:table-cell table:style-name="ce4" office:value-type="date" office:date-value="2014-07-15" calcext:value-type="date">
            <text:p>2014-07-15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7-18" calcext:value-type="date">
            <text:p>2014-07-18</text:p>
          </table:table-cell>
          <table:table-cell/>
          <table:table-cell table:style-name="ce18"/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7-19" calcext:value-type="date">
            <text:p>2014-07-19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table:number-columns-repeated="3"/>
          <table:table-cell table:style-name="ce29"/>
          <table:table-cell/>
          <table:table-cell table:style-name="ce29"/>
          <table:table-cell table:number-columns-repeated="2"/>
          <table:table-cell table:style-name="ce31" office:value-type="float" office:value="0.75" calcext:value-type="float">
            <text:p>0.75</text:p>
          </table:table-cell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7-20" calcext:value-type="date">
            <text:p>2014-07-20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.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7-23" calcext:value-type="date">
            <text:p>2014-07-23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number-columns-repeated="3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7-24" calcext:value-type="date">
            <text:p>2014-07-24</text:p>
          </table:table-cell>
          <table:table-cell/>
          <table:table-cell table:style-name="ce1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7-28" calcext:value-type="date">
            <text:p>2014-07-28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table:number-columns-repeated="5"/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8-08" calcext:value-type="date">
            <text:p>2014-08-08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table:style-name="ce29"/>
          <table:table-cell/>
          <table:table-cell table:style-name="ce29"/>
          <table:table-cell/>
          <table:table-cell office:value-type="float" office:value="5.8" calcext:value-type="float">
            <text:p>5.8</text:p>
          </table:table-cell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8-09" calcext:value-type="date">
            <text:p>2014-08-09</text:p>
          </table:table-cell>
          <table:table-cell/>
          <table:table-cell table:style-name="ce18"/>
          <table:table-cell table:number-columns-repeated="6"/>
          <table:table-cell table:style-name="ce29"/>
          <table:table-cell/>
          <table:table-cell table:style-name="ce29"/>
          <table:table-cell/>
          <table:table-cell office:value-type="float" office:value="1.2" calcext:value-type="float">
            <text:p>1.2</text:p>
          </table:table-cell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8-11" calcext:value-type="date">
            <text:p>2014-08-11</text:p>
          </table:table-cell>
          <table:table-cell/>
          <table:table-cell table:style-name="ce18"/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9"/>
          <table:table-cell/>
          <table:table-cell office:value-type="float" office:value="4" calcext:value-type="float">
            <text:p>4</text:p>
          </table:table-cell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8-12" calcext:value-type="date">
            <text:p>2014-08-12</text:p>
          </table:table-cell>
          <table:table-cell/>
          <table:table-cell table:style-name="ce18"/>
          <table:table-cell table:number-columns-repeated="6"/>
          <table:table-cell table:style-name="ce29"/>
          <table:table-cell/>
          <table:table-cell table:style-name="ce29"/>
          <table:table-cell/>
          <table:table-cell office:value-type="float" office:value="1.2" calcext:value-type="float">
            <text:p>1.2</text:p>
          </table:table-cell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8-13" calcext:value-type="date">
            <text:p>2014-08-13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8-15" calcext:value-type="date">
            <text:p>2014-08-15</text:p>
          </table:table-cell>
          <table:table-cell/>
          <table:table-cell table:style-name="ce18"/>
          <table:table-cell table:number-columns-repeated="6"/>
          <table:table-cell table:style-name="ce29"/>
          <table:table-cell/>
          <table:table-cell table:style-name="ce29"/>
          <table:table-cell/>
          <table:table-cell office:value-type="float" office:value="1" calcext:value-type="float">
            <text:p>1</text:p>
          </table:table-cell>
          <table:table-cell table:style-name="ce31"/>
          <table:table-cell/>
          <table:table-cell table:style-name="ce31"/>
          <table:table-cell table:number-columns-repeated="1007"/>
        </table:table-row>
        <table:table-row table:style-name="ro4">
          <table:table-cell table:style-name="ce4" office:value-type="date" office:date-value="2014-08-16" calcext:value-type="date">
            <text:p>2014-08-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4">
          <table:table-cell table:style-name="ce4" office:value-type="date" office:date-value="2014-08-17" calcext:value-type="date">
            <text:p>2014-08-17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4" office:value-type="date" office:date-value="2014-08-18" calcext:value-type="date">
            <text:p>2014-08-1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4" office:value-type="date" office:date-value="2014-08-20" calcext:value-type="date">
            <text:p>2014-08-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4" office:value-type="date" office:date-value="2013-08-23" calcext:value-type="date">
            <text:p>2013-08-23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4" office:value-type="date" office:date-value="2014-08-25" calcext:value-type="date">
            <text:p>2014-08-25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office:value-type="float" office:value="49" calcext:value-type="float">
            <text:p>49</text:p>
          </table:table-cell>
          <table:table-cell office:value-type="float" office:value="10.3" calcext:value-type="float">
            <text:p>10.3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table:style-name="ce4" office:value-type="date" office:date-value="2014-08-27" calcext:value-type="date">
            <text:p>2014-08-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1011"/>
        </table:table-row>
        <table:table-row table:style-name="ro3">
          <table:table-cell table:style-name="ce4" office:value-type="date" office:date-value="2014-09-03" calcext:value-type="date">
            <text:p>2014-09-03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46" calcext:value-type="float">
            <text:p>46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style-name="ce4" office:value-type="date" office:date-value="2014-09-07" calcext:value-type="date">
            <text:p>2014-09-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3">
          <table:table-cell table:style-name="ce4" office:value-type="date" office:date-value="2014-09-08" calcext:value-type="date">
            <text:p>2014-09-08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22" calcext:value-type="float">
            <text:p>22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date" office:date-value="2014-09-12" calcext:value-type="date">
            <text:p>2014-09-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date" office:date-value="2014-09-14" calcext:value-type="date">
            <text:p>2014-09-1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2014.09-1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  <table:table-cell table:number-columns-repeated="1013"/>
        </table:table-row>
        <table:table-row table:style-name="ro3">
          <table:table-cell table:style-name="ce4" office:value-type="date" office:date-value="2014-09-19" calcext:value-type="date">
            <text:p>2014-09-19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date" office:date-value="2014-09-20" calcext:value-type="date">
            <text:p>2014-09-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3">
          <table:table-cell table:style-name="ce4" office:value-type="date" office:date-value="2014-09-26" calcext:value-type="date">
            <text:p>2014-09-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1"/>
        </table:table-row>
        <table:table-row table:style-name="ro3">
          <table:table-cell table:style-name="ce4" office:value-type="date" office:date-value="2014-10-03" calcext:value-type="date">
            <text:p>2014-10-03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date" office:date-value="2014-10-08" calcext:value-type="date">
            <text:p>2014-10-08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1"/>
        </table:table-row>
        <table:table-row table:style-name="ro3">
          <table:table-cell table:style-name="ce4" office:value-type="date" office:date-value="2014-10-11" calcext:value-type="date">
            <text:p>2014-10-11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1013"/>
        </table:table-row>
        <table:table-row table:style-name="ro3">
          <table:table-cell table:style-name="ce4" office:value-type="date" office:date-value="2014-10-15" calcext:value-type="date">
            <text:p>2014-10-1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3">
          <table:table-cell table:style-name="ce4" office:value-type="date" office:date-value="2014-10-17" calcext:value-type="date">
            <text:p>2014-10-1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date" office:date-value="2014-10-18" calcext:value-type="date">
            <text:p>2014-10-1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3">
          <table:table-cell table:style-name="ce4" office:value-type="date" office:date-value="2014-10-26" calcext:value-type="date">
            <text:p>2014-10-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10-31" calcext:value-type="date">
            <text:p>2014-10-3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3"/>
        </table:table-row>
        <table:table-row table:style-name="ro3">
          <table:table-cell table:style-name="ce4" office:value-type="date" office:date-value="2014-11-01" calcext:value-type="date">
            <text:p>2014-11-0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33" calcext:value-type="float">
            <text:p>33</text:p>
          </table:table-cell>
          <table:table-cell office:value-type="float" office:value="3.4" calcext:value-type="float">
            <text:p>3.4</text:p>
          </table:table-cell>
          <table:table-cell table:number-columns-repeated="1013"/>
        </table:table-row>
        <table:table-row table:style-name="ro3">
          <table:table-cell table:style-name="ce4" office:value-type="date" office:date-value="2014-11-02" calcext:value-type="date">
            <text:p>2014-11-0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2"/>
          <table:table-cell table:style-name="ce6" table:formula="of:=SUM([.C3:.C49])" office:value-type="float" office:value="58" calcext:value-type="float">
            <text:p>58</text:p>
          </table:table-cell>
          <table:table-cell table:style-name="ce12"/>
          <table:table-cell table:style-name="ce6" table:formula="of:=SUM([.E3:.E49])" office:value-type="float" office:value="41" calcext:value-type="float">
            <text:p>41</text:p>
          </table:table-cell>
          <table:table-cell table:style-name="ce24"/>
          <table:table-cell table:style-name="ce25" table:formula="of:=SUM([.G3:.G49])" office:value-type="float" office:value="1047" calcext:value-type="float">
            <text:p>1047</text:p>
          </table:table-cell>
          <table:table-cell table:style-name="ce6" table:formula="of:=SUM([.H3:.H49])" office:value-type="float" office:value="101" calcext:value-type="float">
            <text:p>101</text:p>
          </table:table-cell>
          <table:table-cell table:style-name="ce24"/>
          <table:table-cell table:style-name="ce6" table:formula="of:=SUM([.J3:.J49])" office:value-type="float" office:value="523" calcext:value-type="float">
            <text:p>523</text:p>
          </table:table-cell>
          <table:table-cell table:style-name="ce24"/>
          <table:table-cell table:style-name="ce6" table:formula="of:=SUM([.L3:.L49])" office:value-type="float" office:value="41" calcext:value-type="float">
            <text:p>41</text:p>
          </table:table-cell>
          <table:table-cell table:style-name="ce24"/>
          <table:table-cell table:style-name="ce25"/>
          <table:table-cell table:style-name="ce33" table:formula="of:=SUM([.O2:.O49])" office:value-type="float" office:value="12.25" calcext:value-type="float">
            <text:p>12.25</text:p>
          </table:table-cell>
          <table:table-cell table:style-name="ce33"/>
          <table:table-cell table:style-name="ce33" table:formula="of:=SUM([.Q2:.Q49])" office:value-type="float" office:value="4.3" calcext:value-type="float">
            <text:p>4.3</text:p>
          </table:table-cell>
          <table:table-cell table:style-name="ce33"/>
          <table:table-cell table:style-name="ce34" table:number-columns-repeated="1006"/>
        </table:table-row>
        <table:table-row table:style-name="ro4">
          <table:table-cell table:style-name="ce7" office:value-type="string" calcext:value-type="string">
            <text:p>Total (lbs)</text:p>
          </table:table-cell>
          <table:table-cell/>
          <table:table-cell table:style-name="ce7" table:formula="of:=SUM([.D3:.D49])" office:value-type="float" office:value="45.3" calcext:value-type="float">
            <text:p>45.3</text:p>
          </table:table-cell>
          <table:table-cell table:style-name="ce11"/>
          <table:table-cell table:style-name="ce7" table:formula="of:=SUM([.F3:.F49])" office:value-type="float" office:value="15.8" calcext:value-type="float">
            <text:p>15.8</text:p>
          </table:table-cell>
          <table:table-cell/>
          <table:table-cell table:style-name="ce26"/>
          <table:table-cell table:style-name="ce7" table:formula="of:=SUM([.I3:.I49])" office:value-type="float" office:value="11.2" calcext:value-type="float">
            <text:p>11.2</text:p>
          </table:table-cell>
          <table:table-cell/>
          <table:table-cell table:style-name="ce7" table:formula="of:=SUM([.K3:.K49])" office:value-type="float" office:value="85.9" calcext:value-type="float">
            <text:p>85.9</text:p>
          </table:table-cell>
          <table:table-cell/>
          <table:table-cell table:style-name="ce7" table:formula="of:=SUM([.M3:.M49])" office:value-type="float" office:value="10.85" calcext:value-type="float">
            <text:p>10.85</text:p>
          </table:table-cell>
          <table:table-cell/>
          <table:table-cell table:style-name="ce26" table:formula="of:=SUM([.N4:.N50])" office:value-type="float" office:value="23.8" calcext:value-type="float">
            <text:p>23.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Retail cost</text:p>
          </table:table-cell>
          <table:table-cell/>
          <table:table-cell table:style-name="ce19" table:formula="of:=[.C51] * 3" office:value-type="currency" office:currency="USD" office:value="135.9" calcext:value-type="currency">
            <text:p>$135.90</text:p>
          </table:table-cell>
          <table:table-cell table:style-name="ce11" office:value-type="string" calcext:value-type="string">
            <text:p>$3/lb</text:p>
          </table:table-cell>
          <table:table-cell table:style-name="ce19" table:formula="of:=[.E50] * 0.39" office:value-type="currency" office:currency="USD" office:value="15.99" calcext:value-type="currency">
            <text:p>$15.99</text:p>
          </table:table-cell>
          <table:table-cell office:value-type="string" calcext:value-type="string">
            <text:p>($0.39/ear)</text:p>
          </table:table-cell>
          <table:table-cell table:style-name="ce27" table:formula="of:=([.G50] / 25) * 2.59" office:value-type="currency" office:currency="USD" office:value="108.4692" calcext:value-type="currency">
            <text:p>$108.47</text:p>
          </table:table-cell>
          <table:table-cell table:style-name="ce19" table:formula="of:=[.H51] * 2.89" office:value-type="currency" office:currency="USD" office:value="32.368" calcext:value-type="currency">
            <text:p>$32.37</text:p>
          </table:table-cell>
          <table:table-cell office:value-type="string" calcext:value-type="string">
            <text:p>($2.89/lb)</text:p>
          </table:table-cell>
          <table:table-cell table:style-name="ce19" table:formula="of:=[.J51] * 2.89" office:value-type="currency" office:currency="USD" office:value="248.251" calcext:value-type="currency">
            <text:p>$248.25</text:p>
          </table:table-cell>
          <table:table-cell office:value-type="string" calcext:value-type="string">
            <text:p>($2.89/lb)</text:p>
          </table:table-cell>
          <table:table-cell table:style-name="ce19" table:formula="of:=[.L51] * 2.89" office:value-type="currency" office:currency="USD" office:value="31.3565" calcext:value-type="currency">
            <text:p>$31.36</text:p>
          </table:table-cell>
          <table:table-cell office:value-type="string" calcext:value-type="string">
            <text:p>($2.89/lb)</text:p>
          </table:table-cell>
          <table:table-cell table:style-name="ce27" table:formula="of:=[.N51] * 1.69" office:value-type="currency" office:currency="USD" office:value="40.222" calcext:value-type="currency">
            <text:p>$40.22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calcext:value-type="string">
            <text:p>Total Value</text:p>
          </table:table-cell>
          <table:table-cell table:style-name="ce13" table:formula="of:=SUM([.C52];[.E52];[.G52];[.H52];[.J52];[.L52];[.N52])" office:value-type="currency" office:currency="USD" office:value="612.5567" calcext:value-type="currency">
            <text:p>$612.56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ce14"/>
          <table:table-cell table:number-columns-repeated="1022"/>
        </table:table-row>
        <table:table-row table:style-name="ro3">
          <table:table-cell office:value-type="string" calcext:value-type="string">
            <text:p>Total tomatoes</text:p>
          </table:table-cell>
          <table:table-cell table:formula="of:=SUM([.H50:.L50])" office:value-type="float" office:value="665" calcext:value-type="float">
            <text:p>6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tal tomatoes (lbs)</text:p>
          </table:table-cell>
          <table:table-cell table:formula="of:=SUM([.H51:.L51])" office:value-type="float" office:value="107.95" calcext:value-type="float">
            <text:p>107.9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4:40:51.157767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12:50:19.389975992</meta:creation-date>
    <dc:date>2014-11-09T17:11:22.433156935</dc:date>
    <meta:editing-duration>PT14H7M10S</meta:editing-duration>
    <meta:editing-cycles>67</meta:editing-cycles>
    <meta:generator>LibreOffice/4.2.5.2$FreeBSD_X86_64 LibreOffice_project/420m0$Build-2</meta:generator>
    <meta:document-statistic meta:table-count="1" meta:cell-count="289" meta:object-count="0"/>
  </office:meta>
</office:document-meta>
</file>